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style:text-underline-style="none" fo:font-weight="normal" officeooo:rsid="002717d6" officeooo:paragraph-rsid="000255c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19ca28" officeooo:paragraph-rsid="000255c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fo:font-size="12pt" style:text-underline-style="none" fo:font-weight="normal" officeooo:rsid="0019ca28" officeooo:paragraph-rsid="000255c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style:text-underline-style="none" fo:font-weight="normal" officeooo:rsid="0019ca28" officeooo:paragraph-rsid="000255c7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fo:font-size="12pt" style:text-underline-style="none" fo:font-weight="normal" officeooo:rsid="002b9cb0" officeooo:paragraph-rsid="000255c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0255c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255c7" officeooo:paragraph-rsid="000255c7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9ca28" officeooo:paragraph-rsid="000255c7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0255c7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2pt" style:text-underline-style="none" fo:font-weight="bold" officeooo:rsid="0019ca28" officeooo:paragraph-rsid="000255c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2pt" style:text-underline-style="none" fo:font-weight="bold" officeooo:rsid="0019ca28" officeooo:paragraph-rsid="000255c7" style:font-size-asian="12pt" style:font-weight-asian="bold" style:font-size-complex="12pt" style:font-weight-complex="bold"/>
    </style:style>
    <style:style style:name="P12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0255c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0255c7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e9995" officeooo:paragraph-rsid="000255c7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0255c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0255c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bold" officeooo:rsid="0019ca28" officeooo:paragraph-rsid="000255c7" style:font-size-asian="12pt" style:font-weight-asian="bold" style:font-size-complex="12pt" style:font-weight-complex="bold"/>
    </style:style>
    <style:style style:name="T1" style:family="text">
      <style:text-properties officeooo:rsid="0028e340"/>
    </style:style>
    <style:style style:name="T2" style:family="text">
      <style:text-properties fo:font-size="12pt" style:text-underline-style="none" fo:font-weight="normal" officeooo:rsid="0019ca28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04ed1" style:font-size-asian="12pt" style:font-weight-asian="normal" style:font-size-complex="12pt" style:font-weight-complex="normal"/>
    </style:style>
    <style:style style:name="T4" style:family="text">
      <style:text-properties officeooo:rsid="00104ed1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1b5304" style:font-name-asian="Liberation Serif1" style:font-name-complex="Liberation Serif1"/>
    </style:style>
    <style:style style:name="T7" style:family="text">
      <style:text-properties style:font-name="Liberation Serif1" officeooo:rsid="00104ed1" style:font-name-asian="Liberation Serif1" style:font-name-complex="Liberation Serif1"/>
    </style:style>
    <style:style style:name="T8" style:family="text">
      <style:text-properties style:font-name="Liberation Serif1" officeooo:rsid="001e9995" style:font-name-asian="Liberation Serif1" style:font-name-complex="Liberation Serif1"/>
    </style:style>
    <style:style style:name="T9" style:family="text">
      <style:text-properties style:font-name="Liberation Serif1" officeooo:rsid="001c6657" style:font-name-asian="Liberation Serif1" style:font-name-complex="Liberation Serif1"/>
    </style:style>
    <style:style style:name="T10" style:family="text">
      <style:text-properties style:font-name="Liberation Serif1" officeooo:rsid="000255c7" style:font-name-asian="Liberation Serif1" style:font-name-complex="Liberation Serif1"/>
    </style:style>
    <style:style style:name="T11" style:family="text">
      <style:text-properties officeooo:rsid="001aa5b7"/>
    </style:style>
    <style:style style:name="T12" style:family="text">
      <style:text-properties officeooo:rsid="002717d6"/>
    </style:style>
    <style:style style:name="T13" style:family="text">
      <style:text-properties officeooo:rsid="002acb81"/>
    </style:style>
    <style:style style:name="T14" style:family="text">
      <style:text-properties officeooo:rsid="001124c8"/>
    </style:style>
    <style:style style:name="T15" style:family="text">
      <style:text-properties officeooo:rsid="000255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4.Descuentos Black friday</text:p>
      <text:p text:style-name="P8"/>
      <text:p text:style-name="P8"/>
      <text:p text:style-name="P10">1. Identificar el Software Under Test</text:p>
      <text:p text:style-name="P9"><text:span text:style-name="T2">método public double PrecioFinal(double precioOriginal) de la clase </text:span><text:span text:style-name="T3">DescuentoBlackFriday</text:span><text:span text:style-name="T2">.</text:span></text:p>
      <text:p text:style-name="P2"/>
      <text:p text:style-name="P10">2. Identificar los parámetros del SUT</text:p>
      <text:p text:style-name="P4">String s</text:p>
      <text:list xml:id="list1139345300" text:style-name="L1">
        <text:list-item>
          <text:p text:style-name="P5">precioOriginal <text:span text:style-name="T6">→</text:span><text:span text:style-name="T10">es el precio que marca en la etiqueta</text:span></text:p>
        </text:list-item>
      </text:list>
      <text:p text:style-name="P2"/>
      <text:p text:style-name="P11">3. Utilizando la técnica de la modelización de las entradas, crear caracterizaciones basadas en la funcionalidad, y sus particiones en bloques.</text:p>
      <text:p text:style-name="P13">Caracterización q1 = “<text:span text:style-name="T11">Condiciones a considerar para determinar si estamos a 23 de noviembre y hacer el descuento</text:span>”:</text:p>
      <text:list xml:id="list3611325001" text:style-name="L4">
        <text:list-item>
          <text:p text:style-name="P12">Bloque b1 = <text:span text:style-name="T15">Si estamos a 23 de noviembre</text:span> <text:span text:style-name="T6">→ </text:span><text:span text:style-name="T10">descuento del 30%</text:span><text:span text:style-name="T8">.</text:span></text:p>
        </text:list-item>
        <text:list-item>
          <text:p text:style-name="P12">Bloque b2 = <text:span text:style-name="T15">Si no estamos a 23 de noviembre</text:span> <text:span text:style-name="T6">→ </text:span><text:span text:style-name="T10">precio original</text:span><text:span text:style-name="T8">.</text:span></text:p>
        </text:list-item>
        <text:list-item>
          <text:p text:style-name="P14">Bloque b3 = <text:span text:style-name="T15">si el precio original no es valido</text:span> <text:span text:style-name="T6">→ </text:span><text:span text:style-name="T10">error</text:span><text:span text:style-name="T5">.</text:span></text:p>
        </text:list-item>
      </text:list>
      <text:p text:style-name="P13"/>
      <text:p text:style-name="P17">4. Elegir valores adecuados de cada bloque según diferentes criterios de cobertura. Prestad atención a los casos frontera que pueda haber en cada caso a la hora de elegir valores concretos para los tests.</text:p>
      <text:p text:style-name="P16">Criterio Each Choice Coverage (ECC) <text:span text:style-name="T5">→ elegimos un valor de cada bloque (procurando elegir valores frontera)</text:span></text:p>
      <text:list xml:id="list1930896072" text:style-name="L5">
        <text:list-item>
          <text:p text:style-name="P15"><text:span text:style-name="T5">Para el bloque b1 → </text:span><text:span text:style-name="T10">probamos con el 23 de noviembre para ver si nos hace descuento</text:span></text:p>
        </text:list-item>
        <text:list-item>
          <text:p text:style-name="P15"><text:span text:style-name="T5">Para el bloque b2 → </text:span><text:span text:style-name="T10">probamos con el 22 de noviembre para que no nos lo haga</text:span></text:p>
        </text:list-item>
        <text:list-item>
          <text:p text:style-name="P15"><text:span text:style-name="T10">Para el bloque b3 → probamos con un precio negativo</text:span></text:p>
        </text:list-item>
      </text:list>
      <text:p text:style-name="P3"/>
      <text:p text:style-name="P6">5. Escribir el código de pruebas con J<text:span text:style-name="T12">U</text:span>nit.</text:p>
      <text:p text:style-name="P1">Código de pruebas con J<text:span text:style-name="T13">U</text:span>nit en el fichero “<text:span text:style-name="T14">RomanosTest</text:span>.java”.</text:p>
      <text:p text:style-name="P1"/>
      <text:p text:style-name="P6">6. Escribir el código del SUT.</text:p>
      <text:p text:style-name="P1">Código <text:span text:style-name="T1">del SUT en el fichero “Romanos.java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5:09:58.457886603</meta:creation-date>
    <dc:date>2018-11-20T15:22:40.498714144</dc:date>
    <meta:editing-duration>PT12M42S</meta:editing-duration>
    <meta:editing-cycles>1</meta:editing-cycles>
    <meta:document-statistic meta:table-count="0" meta:image-count="0" meta:object-count="0" meta:page-count="1" meta:paragraph-count="20" meta:word-count="243" meta:character-count="1388" meta:non-whitespace-character-count="1172"/>
    <meta:generator>LibreOffice/6.0.6.2$Linux_X86_64 LibreOffice_project/00m0$Build-2</meta:generator>
  </office:meta>
</office:document-meta>
</file>